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objectwithoutfill">
      <style:graphic-properties svg:stroke-width="0.081cm" svg:stroke-color="#ffd428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4" style:family="graphic" style:parent-style-name="measure">
      <style:graphic-properties svg:stroke-color="#2a6099" draw:textarea-vertical-align="middle" draw:line-distance="0.245cm"/>
    </style:style>
    <style:style style:name="gr5" style:family="graphic" style:parent-style-name="measure">
      <style:graphic-properties svg:stroke-color="#800080" draw:textarea-vertical-align="middle" draw:line-distance="0.435cm" draw:placing="below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2a6099"/>
    </style:style>
    <style:style style:name="P3" style:family="paragraph">
      <style:paragraph-properties fo:text-align="center"/>
      <style:text-properties fo:color="#800080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41cm" svg:y1="6.159cm" svg:x2="0.641cm" svg:y2="0.642cm">
          <text:p/>
        </draw:line>
        <draw:line draw:style-name="gr1" draw:text-style-name="P1" draw:layer="layout" svg:x1="0.641cm" svg:y1="5.722cm" svg:x2="11.372cm" svg:y2="5.722cm">
          <text:p/>
        </draw:line>
        <draw:polyline draw:style-name="gr2" draw:text-style-name="P1" draw:layer="layout" svg:width="10.159cm" svg:height="4.254cm" svg:x="0.641cm" svg:y="1.467cm" svg:viewBox="0 0 10160 4255" draw:points="0,4255 2540,4255 2540,0 5080,0 5080,4255 10160,4255">
          <text:p/>
        </draw:polyline>
        <draw:line draw:style-name="gr3" draw:text-style-name="P1" draw:layer="layout" svg:x1="0.641cm" svg:y1="3.037cm" svg:x2="10.801cm" svg:y2="3.037cm">
          <text:p/>
        </draw:line>
        <draw:line draw:style-name="gr3" draw:text-style-name="P1" draw:layer="layout" svg:x1="0.641cm" svg:y1="4.21cm" svg:x2="10.801cm" svg:y2="4.21cm">
          <text:p/>
        </draw:line>
        <draw:line draw:style-name="gr3" draw:text-style-name="P1" draw:layer="layout" svg:x1="0.641cm" svg:y1="1.864cm" svg:x2="10.801cm" svg:y2="1.864cm">
          <text:p/>
        </draw:line>
        <draw:line draw:style-name="gr3" draw:text-style-name="P1" draw:layer="layout" svg:x1="3.181cm" svg:y1="5.969cm" svg:x2="3.181cm" svg:y2="1.277cm">
          <text:p/>
        </draw:line>
        <draw:line draw:style-name="gr3" draw:text-style-name="P1" draw:layer="layout" svg:x1="1.911cm" svg:y1="5.969cm" svg:x2="1.911cm" svg:y2="1.277cm">
          <text:p/>
        </draw:line>
        <draw:line draw:style-name="gr3" draw:text-style-name="P1" draw:layer="layout" svg:x1="4.451cm" svg:y1="5.969cm" svg:x2="4.451cm" svg:y2="1.277cm">
          <text:p/>
        </draw:line>
        <draw:line draw:style-name="gr3" draw:text-style-name="P1" draw:layer="layout" svg:x1="5.721cm" svg:y1="5.969cm" svg:x2="5.721cm" svg:y2="1.277cm">
          <text:p/>
        </draw:line>
        <draw:line draw:style-name="gr3" draw:text-style-name="P1" draw:layer="layout" svg:x1="6.991cm" svg:y1="5.969cm" svg:x2="6.991cm" svg:y2="1.277cm">
          <text:p/>
        </draw:line>
        <draw:line draw:style-name="gr3" draw:text-style-name="P1" draw:layer="layout" svg:x1="8.261cm" svg:y1="5.969cm" svg:x2="8.261cm" svg:y2="1.277cm">
          <text:p/>
        </draw:line>
        <draw:line draw:style-name="gr3" draw:text-style-name="P1" draw:layer="layout" svg:x1="9.531cm" svg:y1="5.969cm" svg:x2="9.531cm" svg:y2="1.277cm">
          <text:p/>
        </draw:line>
        <draw:line draw:style-name="gr3" draw:text-style-name="P1" draw:layer="layout" svg:x1="10.801cm" svg:y1="5.969cm" svg:x2="10.801cm" svg:y2="1.277cm">
          <text:p/>
        </draw:line>
        <draw:measure draw:style-name="gr4" draw:text-style-name="P2" draw:layer="measurelines" svg:x1="3.181cm" svg:y1="3.182cm" svg:x2="5.721cm" svg:y2="3.182cm">
          <text:p text:style-name="P2">100 <text:span text:style-name="T1">μs</text:span></text:p>
        </draw:measure>
        <draw:measure draw:style-name="gr5" draw:text-style-name="P3" draw:layer="measurelines" svg:x1="3.181cm" svg:y1="1.467cm" svg:x2="3.181cm" svg:y2="5.722cm">
          <text:p text:style-name="P3">3.3 V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11.4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21:22:50.916954601</meta:creation-date>
    <dc:date>2019-01-16T21:39:19.099313168</dc:date>
    <meta:editing-duration>PT5M45S</meta:editing-duration>
    <meta:editing-cycles>2</meta:editing-cycles>
    <meta:generator>LibreOffice/6.1.3.2$Linux_X86_64 LibreOffice_project/10$Build-2</meta:generator>
    <meta:document-statistic meta:object-count="16"/>
  </office:meta>
</office:document-meta>
</file>